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7292f" officeooo:paragraph-rsid="0017292f"/>
    </style:style>
    <style:style style:name="P2" style:family="paragraph" style:parent-style-name="Standard">
      <style:paragraph-properties fo:text-align="start" style:justify-single-word="false"/>
      <style:text-properties officeooo:rsid="0017292f" officeooo:paragraph-rsid="0017292f"/>
    </style:style>
    <style:style style:name="P3" style:family="paragraph" style:parent-style-name="Standard">
      <style:paragraph-properties fo:text-align="start" style:justify-single-word="false"/>
      <style:text-properties fo:font-size="14pt" officeooo:rsid="0017292f" officeooo:paragraph-rsid="0017292f" style:font-size-asian="14pt" style:font-size-complex="14pt"/>
    </style:style>
    <style:style style:name="P4" style:family="paragraph" style:parent-style-name="Standard">
      <style:paragraph-properties fo:text-align="start" style:justify-single-word="false"/>
      <style:text-properties fo:font-size="14pt" officeooo:rsid="00185194" officeooo:paragraph-rsid="00185194" style:font-size-asian="12.25pt" style:font-size-complex="14pt"/>
    </style:style>
    <style:style style:name="T1" style:family="text">
      <style:text-properties officeooo:rsid="00185194"/>
    </style:style>
    <style:style style:name="T2" style:family="text">
      <style:text-properties officeooo:rsid="0019bb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management</text:p>
      <text:p text:style-name="P1">Scouting Ireland</text:p>
      <text:p text:style-name="P1"/>
      <text:p text:style-name="P2">Research done:</text:p>
      <text:p text:style-name="P3"/>
      <text:p text:style-name="P4">To be able to create a UML model, we needed to know more about the organization that Scouting Ireland is. We were in luck as Jack used to do scouting and knew already quite a lot about how the organization worked and operates. Furthermore, Scouting Ireland has a website with tabs explaining the functioning and structure of the whole company. We looked through their FAQ and Glossary to learn more about the different type of scouts, badges and more generally actors involved. Their website allowed us to figure out the UML use case we’ll implement into our design. For example <text:span text:style-name="T2">we’ve looked at how parents can sign up their kids to go scouting. Talking about UML use cases, I’ll let … talk more about our use cases dia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1:15:27.660000000</meta:creation-date>
    <dc:date>2017-10-11T11:39:55.130000000</dc:date>
    <meta:editing-duration>PT3M46S</meta:editing-duration>
    <meta:editing-cycles>1</meta:editing-cycles>
    <meta:document-statistic meta:table-count="0" meta:image-count="0" meta:object-count="0" meta:page-count="1" meta:paragraph-count="4" meta:word-count="134" meta:character-count="777" meta:non-whitespace-character-count="647"/>
    <meta:generator>LibreOffice/5.2.3.3$Windows_x86 LibreOffice_project/d54a8868f08a7b39642414cf2c8ef2f228f780cf</meta:generator>
  </office:meta>
</office:document-meta>
</file>